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st time I learned by myself was when I indulge myself into volumes of books on game making theory and 3D graphics in real-time rendering. There's nothing special in the learning process: read books, take notes, raise questions to alumni or specialists online if confused, and most importantly, keep progressing. </text:p>
      <text:p text:style-name="Standard"/>
      <text:p text:style-name="Standard">Self learning has always been the first place for me when encountering a new thing. It is also one of the proudest traits I cultivated back into high school when I participated regularly on various forms of programming contests. I don't like to be lead by teachers to try adapting myself into a certain genre of learning flow, possibly because I often had a varied timetable. After all, every learning process can be conceived as self-learning because it is you who ultimately convert the input of information, no matter directly from books or indirectly taught by some teachers, into a strip of connections among neurons. So on the basis of how much knowledge acquire in the way of self study other than learn from others makes no difference, but for me, there's more. Studying by oneself is like sailing on the sea in the old way, when electronic devices have not yet been invented and all one seafarer can rely on is merely himself, his intuition precipitated as experience, his vision and clairvoyance in making decisions. It is not simple as merely knowing more things. Many personalities have been strengthen through out the process, and most of all is independent thinking. </text:p>
      <text:p text:style-name="Standard"/>
      <text:p text:style-name="Standard">For game making specifically, I come a long way. Like other kids, I was addicted to video games, and always dreamed of putting the images and scenes echoing in my mind on to the screen. However, many teenagers longing for game making faltered when they realized game making is not an one-day business to accomplish, and it is impossible to see even the scratch of the final production when just started learning basic concepts of programming languages. I had an abnormally determined mind as a kid, possibly because I loved games too much and hated constant variance. The middle part of my experience was rather steady and boring, and throughout six years of study in spared time, I gradually achieved more and more in programming. Through dreaming, An unrealistic whim became plausible; with believe, years of striving finally knocked open the formidable door of game programming. I rush inside. All in sight are shadows of 7-year-old myself lost deliberately in the golden waves of grain.</text:p>
      <text:p text:style-name="Standard"/>
      <text:p text:style-name="Standard">It is nice to be a beginner again, to find everything new and interesting, and there are not many shackles and preconceptions that constrain veterans and experts. I am free to ask friends in our game studio C2, “what does this and that mean; which IDE should I use; why the sample program on the book doesn't work.” “Forever a beginner” is the attitude towards study that I like to take for a life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mstu </meta:initial-creator>
    <meta:creation-date>2013-08-31T10:02:00</meta:creation-date>
    <dc:date>2013-09-19T13:32:06</dc:date>
    <dc:creator>csimstu </dc:creator>
    <meta:editing-duration>PT2H21M20S</meta:editing-duration>
    <meta:editing-cycles>68</meta:editing-cycles>
    <meta:generator>LibreOffice/3.5$Linux_X86_64 LibreOffice_project/350m1$Build-2</meta:generator>
    <meta:document-statistic meta:table-count="0" meta:image-count="0" meta:object-count="0" meta:page-count="1" meta:paragraph-count="4" meta:word-count="490" meta:character-count="2888" meta:non-whitespace-character-count="2399"/>
  </office:meta>
</office:document-meta>
</file>